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0pt" style:text-underline-style="none" fo:font-weight="normal" style:font-size-asian="10pt" style:font-weight-asian="normal" style:font-size-complex="10pt" style:font-weight-complex="normal"/>
    </style:style>
    <style:style style:name="P3" style:family="paragraph" style:parent-style-name="Standard" style:list-style-name="L1">
      <style:text-properties fo:font-size="10pt" style:text-underline-style="none" fo:font-weight="normal" style:font-size-asian="10pt" style:font-weight-asian="normal" style:font-size-complex="10pt" style:font-weight-complex="normal"/>
    </style:style>
    <style:style style:name="P4" style:family="paragraph" style:parent-style-name="Standard" style:list-style-name="L2">
      <style:text-properties fo:font-size="10pt" style:text-underline-style="none" fo:font-weight="normal" style:font-size-asian="10pt" style:font-weight-asian="normal" style:font-size-complex="10pt" style:font-weight-complex="normal"/>
    </style:style>
    <style:style style:name="P5"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ML-Serialisierung:</text:p>
      <text:p text:style-name="P1"/>
      <text:p text:style-name="P2">Um die Shortcuts als XML-Dokument serialisieren(schreiben) und deserialisieren(lesen) zu können werden drei Klassen benötigt: </text:p>
      <text:list xml:id="list5309200939132546290" text:style-name="L1">
        <text:list-item>
          <text:p text:style-name="P3">die eigentliche <text:span text:style-name="T1">Shortcut</text:span>-Klasse, deren Attribute dem vorgegebenen Format im XML-Schema entsprechen.</text:p>
        </text:list-item>
        <text:list-item>
          <text:p text:style-name="P3">die <text:span text:style-name="T1">XMLShortcutList-</text:span>Klasse, die hauptsächlich dazu dient alle Shortcuts auf einmal zu serialisieren und außerdem <text:s/>noch Informationen über das XML-Wurzelelement und die Referenz auf das Schema beinhaltet.</text:p>
        </text:list-item>
        <text:list-item>
          <text:p text:style-name="P3">Die <text:span text:style-name="T1">ListSerializer</text:span>-Klassse, die Shortcuts liest, schreibt und gegen das Schema validiert.</text:p>
        </text:list-item>
      </text:list>
      <text:p text:style-name="P2"/>
      <text:p text:style-name="P5">Shortcut</text:p>
      <text:p text:style-name="P2">Erzeugt ein Shortcut-Objekt mit den dazugehörigen Eigenschaften "Name", "Shorthand"(Kurzschreibweise zur Nutzung mit strg+space), "Keycombo"(Tastenkombination), "Path"(Pfad, der aufgerufen werden soll).</text:p>
      <text:p text:style-name="P2">Darüber hinaus gibt es noch eine optionale Eigenschaft für zusätzliche Parameter mit denen der Shortcut ausgeführt werden soll, die nur serialisiert wird, wenn sie einen Wert hat.</text:p>
      <text:p text:style-name="P2"/>
      <text:p text:style-name="P5">XMLShortcutList</text:p>
      <text:p text:style-name="P2">Hat zwei Eigenschaften: ein Listenobjekt, in das alle Shortcuts geladen werden und eine Variable, die den Pfad für das XML-Schema festlegt und mit zusätzlichen Serialisierungsanweisungen versehen ist um beim Erstellen der XML-Datei einen Verweis auf das Schema einzutragen.</text:p>
      <text:p text:style-name="P2"/>
      <text:p text:style-name="P5">ListSerializer</text:p>
      <text:p text:style-name="P2"><text:s/>Diese Klasse regelt den gesamten Vorgang des Lesens aus XML und Schreibens in XML. </text:p>
      <text:p text:style-name="P2">Sie hat drei Methoden:</text:p>
      <text:list xml:id="list2429459307408244299" text:style-name="L2">
        <text:list-item>
          <text:p text:style-name="P4">ValidateXML nimmt als Argumente einen string, der XML enthält und einen Dateipfad für ein XML-Schema an. Die Methode prüft, ob der Inhalt der string-Variablen ein nach dem gegebenen Schema gültiges XML-Dokument ist und gibt entweder den string "ok" zurück oder im Falle eines Validierungsfehlers die entsprechende Fehlermeldung.</text:p>
        </text:list-item>
        <text:list-item>
          <text:p text:style-name="P4">SerializeXML nimmt als Argumente das zu serialisierende XMLShortcutList-Objekt sowie den Dateipfad, an dem das fertige Dokument gespeichert werden soll, an. Die Methode nutzt die in C# vorhandene "XMLSerializer"-Klasse und einen StringWriter um die Shortcuts einen nach dem anderen als XML in eine Stringvariable zu schreiben, die der ValidateXML-Methode zusammen mit dem Wert der in der gegebenen Liste hinterlegten Pfadangabe für das dazugehörige Schema übergeben wird. Nach erfolgreicher Validierung wird der XML-string als Datei geschrieben.</text:p>
        </text:list-item>
        <text:list-item>
          <text:p text:style-name="P4">DeSerializeXML nimmt als Argumente ein XMLShortcutList-Objekt, in das die Shortcuts geladen werden sollen, und den Dateipfad für das zu lesende XML-Dokument an. Die Methode liest über die C#-eigene "FileStream"-Klasse das gegebene Dokument aus und übergibt es dann dem XMLSerializer, der aus dem eingelesenen XML Shortcut-Objekte erzeugt und in die gegebene Liste füllt.</text:p>
        </text:list-item>
      </text:list>
      <text:p text:style-name="P2"/>
      <text:p text:style-name="P2"/>
      <text:p text:style-name="P5">XML-Schema "SCM_Schema.xsd"</text:p>
      <text:p text:style-name="P2">In dem Schema wird festgelegt, wie die Shortcuts in XML aufgebaut sein müssen. </text:p>
      <text:p text:style-name="P2">Jeder Shortcut wird als eigenes xs:element gespeichert, diese Elemente sind komplexe Typen (im Gegensatz zu einfachen Datentypen wie xs:string und xs:int), gekennzeichnet durch "xs:complexType", und beinhalten mehrere Unterelemente, die in einer xs:Sequence (Abfolge) beschrieben werden. Die einzelnen Elemente spiegeln die Eigenschaften der Shortcut-Klasse wieder und sind entweder Pflichtfelder (müssen genau 1-mal auftreten) oder optionale Felder (tritt 0- oder 1-mal auf). Mit "xs:unique" werden noch mehrere Regeln festgelegt, welche Felder im Kontext der Shortcutliste einzigartige Werte haben müssen. In diesem Fall handelt es sich dabei um die Felder "Shorthand", "KeyCombo" und "Name". Ein gültiges XML-Dokument darf keine zwei Einträge haben bei denen der Inhalt eines dieser Felder genau übereinstimmt. Die einzelnen Shortcut-Elemente sind Teil der Sequenz des übergeordneten komplexen Elternelements "Shortcuts", dass die Listen-Eigenschaft der XMLShortcutList-Klasse abbil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29S</meta:editing-duration>
    <meta:editing-cycles>3</meta:editing-cycles>
    <meta:generator>OpenOffice/4.0.1$Win32 OpenOffice.org_project/401m5$Build-9714</meta:generator>
    <dc:date>2016-05-11T21:06:11.30</dc:date>
    <meta:document-statistic meta:table-count="0" meta:image-count="0" meta:object-count="0" meta:page-count="1" meta:paragraph-count="19" meta:word-count="488" meta:character-count="3677"/>
    <dc:creator>Max Rill</dc:creator>
    <meta:user-defined meta:name="Info 1"/>
    <meta:user-defined meta:name="Info 2"/>
    <meta:user-defined meta:name="Info 3"/>
    <meta:user-defined meta:name="Info 4"/>
  </office:meta>
</office:document-meta>
</file>